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8f7d" officeooo:paragraph-rsid="001a8f7d"/>
    </style:style>
    <style:style style:name="P2" style:family="paragraph" style:parent-style-name="Standard">
      <style:text-properties officeooo:rsid="001c8ccb" officeooo:paragraph-rsid="001c8ccb"/>
    </style:style>
    <style:style style:name="P3" style:family="paragraph" style:parent-style-name="Standard">
      <style:text-properties officeooo:rsid="002212ea" officeooo:paragraph-rsid="002212ea"/>
    </style:style>
    <style:style style:name="P4" style:family="paragraph" style:parent-style-name="Standard">
      <style:text-properties officeooo:rsid="00223a31" officeooo:paragraph-rsid="00223a31"/>
    </style:style>
    <style:style style:name="P5" style:family="paragraph" style:parent-style-name="Standard">
      <style:text-properties officeooo:rsid="0023e54d" officeooo:paragraph-rsid="0023e54d"/>
    </style:style>
    <style:style style:name="P6" style:family="paragraph" style:parent-style-name="Standard">
      <style:text-properties fo:font-size="16pt" style:text-underline-style="solid" style:text-underline-width="auto" style:text-underline-color="font-color" fo:font-weight="bold" officeooo:rsid="00223a31" officeooo:paragraph-rsid="00223a31"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paragraph-rsid="00284493"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dcda1" officeooo:paragraph-rsid="002dcda1"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353a21" officeooo:paragraph-rsid="00353a21"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365c09" officeooo:paragraph-rsid="00365c09" style:font-size-asian="16pt" style:font-weight-asian="bold" style:font-size-complex="16pt" style:font-weight-complex="bold"/>
    </style:style>
    <style:style style:name="P11" style:family="paragraph" style:parent-style-name="Standard">
      <style:text-properties fo:font-size="12pt" style:text-underline-style="none" fo:font-weight="normal" officeooo:rsid="00353a21" officeooo:paragraph-rsid="00353a21"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353a21" officeooo:paragraph-rsid="0036442a"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3b5a55" officeooo:paragraph-rsid="003b5a55" style:font-size-asian="12pt" style:font-weight-asian="normal" style:font-size-complex="12pt" style:font-weight-complex="normal"/>
    </style:style>
    <style:style style:name="P14" style:family="paragraph" style:parent-style-name="Standard">
      <style:text-properties fo:color="#ce181e" fo:font-size="12pt" style:text-underline-style="none" fo:font-weight="normal" officeooo:rsid="00365c09" officeooo:paragraph-rsid="00365c09" style:font-size-asian="12pt" style:font-weight-asian="normal" style:font-size-complex="12pt" style:font-weight-complex="normal"/>
    </style:style>
    <style:style style:name="P15" style:family="paragraph" style:parent-style-name="Standard">
      <style:text-properties fo:color="#ce181e" fo:font-size="12pt" style:text-underline-style="none" fo:font-weight="normal" officeooo:rsid="00379a82" officeooo:paragraph-rsid="00379a82" style:font-size-asian="12pt" style:font-weight-asian="normal" style:font-size-complex="12pt" style:font-weight-complex="normal"/>
    </style:style>
    <style:style style:name="P16" style:family="paragraph" style:parent-style-name="Standard">
      <style:text-properties officeooo:rsid="00454698" officeooo:paragraph-rsid="00454698"/>
    </style:style>
    <style:style style:name="P17" style:family="paragraph" style:parent-style-name="Standard">
      <style:text-properties officeooo:paragraph-rsid="00454698"/>
    </style:style>
    <style:style style:name="P18" style:family="paragraph" style:parent-style-name="Standard">
      <style:paragraph-properties fo:text-align="center" style:justify-single-word="false"/>
      <style:text-properties fo:color="#ed1c24" fo:font-size="16pt" style:text-underline-style="solid" style:text-underline-width="auto" style:text-underline-color="font-color" fo:font-weight="bold" officeooo:rsid="00455b93" officeooo:paragraph-rsid="00455b93" style:font-size-asian="16pt" style:font-weight-asian="bold" style:font-size-complex="16pt" style:font-weight-complex="bold"/>
    </style:style>
    <style:style style:name="P19" style:family="paragraph" style:parent-style-name="Standard">
      <style:paragraph-properties fo:text-align="end" style:justify-single-word="false"/>
      <style:text-properties fo:color="#21409a" fo:font-size="20pt" style:text-underline-style="none" fo:font-weight="bold" officeooo:rsid="00455b93" officeooo:paragraph-rsid="00455b93" style:font-size-asian="20pt" style:font-weight-asian="bold" style:font-size-complex="20pt" style:font-weight-complex="bold"/>
    </style:style>
    <style:style style:name="P20" style:family="paragraph" style:parent-style-name="List_20_Heading">
      <style:text-properties officeooo:paragraph-rsid="002dcda1"/>
    </style:style>
    <style:style style:name="P21" style:family="paragraph" style:parent-style-name="List_20_Heading">
      <style:paragraph-properties fo:margin-left="0cm" fo:margin-right="1cm" fo:margin-top="0cm" fo:margin-bottom="0.499cm" loext:contextual-spacing="false" fo:text-indent="0cm" style:auto-text-indent="false"/>
      <style:text-properties officeooo:paragraph-rsid="002fdeec"/>
    </style:style>
    <style:style style:name="P22" style:family="paragraph" style:parent-style-name="List_20_Contents">
      <style:text-properties officeooo:paragraph-rsid="002dcda1"/>
    </style:style>
    <style:style style:name="P23" style:family="paragraph" style:parent-style-name="List_20_Contents">
      <style:paragraph-properties fo:margin-left="0cm" fo:margin-right="1cm" fo:margin-top="0cm" fo:margin-bottom="0.499cm" loext:contextual-spacing="false" fo:text-indent="0cm" style:auto-text-indent="false"/>
      <style:text-properties fo:color="#000000" fo:font-size="16pt" style:text-underline-style="solid" style:text-underline-width="auto" style:text-underline-color="font-color" fo:font-weight="bold" officeooo:rsid="003cf4f4" officeooo:paragraph-rsid="003cf4f4" style:font-size-asian="16pt" style:font-weight-asian="bold" style:font-size-complex="16pt" style:font-weight-complex="bold"/>
    </style:style>
    <style:style style:name="P24" style:family="paragraph" style:parent-style-name="List_20_Contents">
      <style:paragraph-properties fo:margin-left="0cm" fo:margin-right="1cm" fo:margin-top="0cm" fo:margin-bottom="0.499cm" loext:contextual-spacing="false" fo:text-indent="0cm" style:auto-text-indent="false"/>
      <style:text-properties fo:color="#21409a" officeooo:rsid="003cf4f4" officeooo:paragraph-rsid="003cf4f4"/>
    </style:style>
    <style:style style:name="T1" style:family="text">
      <style:text-properties officeooo:rsid="001c8ccb"/>
    </style:style>
    <style:style style:name="T2" style:family="text">
      <style:text-properties officeooo:rsid="001fa3a3"/>
    </style:style>
    <style:style style:name="T3" style:family="text">
      <style:text-properties officeooo:rsid="0023e54d"/>
    </style:style>
    <style:style style:name="T4" style:family="text">
      <style:text-properties officeooo:rsid="0027a5c7"/>
    </style:style>
    <style:style style:name="T5" style:family="text">
      <style:text-properties officeooo:rsid="00284493"/>
    </style:style>
    <style:style style:name="T6" style:family="text">
      <style:text-properties officeooo:rsid="002dcda1"/>
    </style:style>
    <style:style style:name="T7" style:family="text">
      <style:text-properties fo:font-weight="bold"/>
    </style:style>
    <style:style style:name="T8" style:family="text">
      <style:text-properties fo:font-size="12pt" style:text-underline-style="none" fo:font-weight="bold" officeooo:rsid="002dcda1" style:font-size-asian="10.5pt" style:font-weight-asian="normal" style:font-size-complex="12pt" style:font-weight-complex="normal"/>
    </style:style>
    <style:style style:name="T9" style:family="text">
      <style:text-properties fo:font-size="12pt" style:text-underline-style="none" fo:font-weight="normal" officeooo:rsid="002dcda1" style:font-size-asian="10.5pt" style:font-weight-asian="normal" style:font-size-complex="12pt" style:font-weight-complex="normal"/>
    </style:style>
    <style:style style:name="T10" style:family="text">
      <style:text-properties officeooo:rsid="002fdeec"/>
    </style:style>
    <style:style style:name="T11" style:family="text">
      <style:text-properties officeooo:rsid="0034ce11"/>
    </style:style>
    <style:style style:name="T12" style:family="text">
      <style:text-properties fo:color="#ce181e" officeooo:rsid="0034ce11"/>
    </style:style>
    <style:style style:name="T13" style:family="text">
      <style:text-properties officeooo:rsid="0036442a"/>
    </style:style>
    <style:style style:name="T14" style:family="text">
      <style:text-properties officeooo:rsid="00379a82"/>
    </style:style>
    <style:style style:name="T15" style:family="text">
      <style:text-properties officeooo:rsid="003ea1a1"/>
    </style:style>
    <style:style style:name="T16" style:family="text">
      <style:text-properties officeooo:rsid="003ff175"/>
    </style:style>
    <style:style style:name="T17" style:family="text">
      <style:text-properties officeooo:rsid="0041ef68"/>
    </style:style>
    <style:style style:name="T18" style:family="text">
      <style:text-properties officeooo:rsid="00454698"/>
    </style:style>
    <style:style style:name="T19" style:family="text">
      <style:text-properties fo:color="#a9b7c6" style:font-name="DejaVu Sans Mono"/>
    </style:style>
    <style:style style:name="T20" style:family="text">
      <style:text-properties fo:color="#a9b7c6" style:font-name="DejaVu Sans Mono" officeooo:rsid="004546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CUMENTATION</text:p>
      <text:p text:style-name="P19">Imbert Victor</text:p>
      <text:p text:style-name="P8"/>
      <text:p text:style-name="P8">MakeFile</text:p>
      <text:p text:style-name="P20"><text:span text:style-name="T8">dtd</text:span><text:span text:style-name="T9"> </text:span>Vérifie validité <text:span text:style-name="T6">de master.xml avec la DTD master.dtd</text:span></text:p>
      <text:p text:style-name="P22"/>
      <text:p text:style-name="P21"><text:span text:style-name="T7">xsd</text:span> Vérifie validité <text:span text:style-name="T6">de master.xml avec le schéma master.xsd</text:span></text:p>
      <text:p text:style-name="P21"><text:span text:style-name="T7">web</text:span> Gén<text:span text:style-name="T15">è</text:span>re le site WEB</text:p>
      <text:p text:style-name="P21"><text:span text:style-name="T7">tidy</text:span> Vérifie la validité des pages XHTML</text:p>
      <text:p text:style-name="P21"><text:span text:style-name="T7">xq</text:span> Exécute la requête Xquery</text:p>
      <text:p text:style-name="P21"><text:span text:style-name="T7">all</text:span> <text:span text:style-name="T10">fait tout, </text:span><text:span text:style-name="T12">mais tidy échoue à cause des warnings, il faut refaire un « make tidy » puis on peut faire « make xq »</text:span></text:p>
      <text:p text:style-name="P23"><text:span text:style-name="T11">S</text:span>ite Web</text:p>
      <text:p text:style-name="P24">Le point d’entrée du site se trouve dans le dossier www/Accueil</text:p>
      <text:p text:style-name="P9">XML/DTD</text:p>
      <text:p text:style-name="P12">Changement de place de l’identifiant des ue : </text:p>
      <text:p text:style-name="P12"><text:tab/>au lieu d’être <text:span text:style-name="T13">un sous-élément, il devient attribut</text:span></text:p>
      <text:p text:style-name="P11"/>
      <text:p text:style-name="P12">Changement place ue :</text:p>
      <text:p text:style-name="P12"><text:span text:style-name="T13"><text:tab/>au lieu d’être dans l’élément semestre, on substitue un élément qui y fait référence. De cette façon, des semestres de différents parcours peuvent utiliser la même UE</text:span></text:p>
      <text:p text:style-name="P7"/>
      <text:p text:style-name="P13">Le XML a été agrandi : plus d’informations</text:p>
      <text:p text:style-name="P7"/>
      <text:p text:style-name="P14">Les UEs suivantes possèdent une description (car faculative) <text:span text:style-name="T14">qui s’affiche sur la page dédié à l’UE en effectuant toutes les substitutions pour texte enrichi correctement </text:span>:</text:p>
      <text:p text:style-name="P15">-D<text:span text:style-name="T16">onnées Post Relationnelles</text:span></text:p>
      <text:p text:style-name="P15">-<text:span text:style-name="T16">Interface Homme Machine (tableau)</text:span></text:p>
      <text:p text:style-name="P15">-<text:span text:style-name="T17">Sécurité des applications</text:span></text:p>
      <text:p text:style-name="P15"/>
      <text:p text:style-name="P10"/>
      <text:p text:style-name="P7"><text:span text:style-name="T5">XSL</text:span></text:p>
      <text:p text:style-name="P7"/>
      <text:p text:style-name="P1">master.xsl </text:p>
      <text:p text:style-name="P1">- la template racine apelle la template « menuStatique » qui génère un menu statique (accueil, liste des intervenants, listes des Ues), crée la page d’accueil listant les parcours du master informatique, puis fait appel à d’autres <text:span text:style-name="T1">templates créant diverses pages.</text:span></text:p>
      <text:p text:style-name="P1">- <text:span text:style-name="T4">possède des templates générant toutes les pages d’UEs, de parcours, et d’intervenants</text:span></text:p>
      <text:p text:style-name="P1"/>
      <text:p text:style-name="P2">description.xsl</text:p>
      <text:p text:style-name="P2"><text:soft-page-break/>ce fichier contient toutes les templates pour traiter tous les enfants possibles de la balise description (paragraphe, gras, italique, tableau)</text:p>
      <text:p text:style-name="P2"/>
      <text:p text:style-name="P2">parcoursUtil.xsl</text:p>
      <text:p text:style-name="P2"><text:span text:style-name="T2">Ce fichier contient des templates pour :</text:span></text:p>
      <text:p text:style-name="P2"><text:tab/>- <text:span text:style-name="T2">générer les 2 pages listant toutes les unités d’enseignements et tous les intervenants</text:span></text:p>
      <text:p text:style-name="P2"><text:tab/>- <text:span text:style-name="T2">générer le menu statique</text:span></text:p>
      <text:p text:style-name="P2"><text:tab/>- <text:span text:style-name="T2">générer la liste des UEs du semestre dont la référence est passé en paramètre</text:span></text:p>
      <text:p text:style-name="P2"/>
      <text:p text:style-name="P6">Xquery</text:p>
      <text:p text:style-name="P6"/>
      <text:p text:style-name="P4">la requête fait appel à des itérations de la forme « for in order return »<text:span text:style-name="T3">(XPATH 2.0)</text:span>.</text:p>
      <text:p text:style-name="P4">Premièrement on récupère tous les « id » <text:span text:style-name="T5">des </text:span>intervenants du master informatique, <text:span text:style-name="T3">et ensuite on récupère toutes les UEs du master informatique possédant la référence d’un enseignant pour les lister en dessous du nom de l’enseignant ET on récupère toutes les références de semestre dans lesquels une ue fait intervenir un enseignant pour lister les parcours possédant la référence à ce semestre, ce qui correspond au parcours dans lequel l’enseignant intervient.</text:span></text:p>
      <text:p text:style-name="P5">Il est possible que plusieurs UEs interviennent dans le même parcours, l’utilisation de la fonction « distinct-values »(XPATH 2.0) permet de ne pas avoir un parcours dupliqué dans la liste.</text:p>
      <text:p text:style-name="P3"/>
      <text:p text:style-name="P17"><text:span text:style-name="T18">L’intervenant « Omar Boucelma » est le seul intervenant à ne pas participer dans le parcours ILD avec « master.xml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5:42:24.237411367</meta:creation-date>
    <dc:date>2020-03-06T17:50:32.308958442</dc:date>
    <meta:editing-duration>PT10H39M1S</meta:editing-duration>
    <meta:editing-cycles>31</meta:editing-cycles>
    <meta:generator>LibreOffice/6.0.7.3$Linux_X86_64 LibreOffice_project/00m0$Build-3</meta:generator>
    <meta:document-statistic meta:table-count="0" meta:image-count="0" meta:object-count="0" meta:page-count="2" meta:paragraph-count="37" meta:word-count="430" meta:character-count="2656" meta:non-whitespace-character-count="2256"/>
  </office:meta>
</office:document-meta>
</file>